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6D3E5C36163D26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7.699cm" svg:height="15.572cm" svg:x="1.052cm" svg:y="2.72cm">
          <draw:image xlink:href="Pictures/1000000100000556000003006D3E5C36163D26F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23:31:28.781307552</meta:creation-date>
    <dc:date>2023-06-05T23:31:53.719512525</dc:date>
    <meta:editing-duration>PT27S</meta:editing-duration>
    <meta:editing-cycles>1</meta:editing-cycles>
    <meta:document-statistic meta:object-count="1"/>
    <meta:generator>LibreOffice/7.3.7.2$Linux_X86_64 LibreOffice_project/30$Build-2</meta:generator>
  </office:meta>
</office:document-meta>
</file>